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Обычный_20__28_веб_29_">
      <style:paragraph-properties fo:text-align="center" style:justify-single-word="false"/>
      <style:text-properties style:font-name="Times New Roman" fo:font-size="14pt" officeooo:paragraph-rsid="0014f99a" style:font-size-asian="14pt" style:font-size-complex="14pt"/>
    </style:style>
    <style:style style:name="P4" style:family="paragraph" style:parent-style-name="Обычный_20__28_веб_29_">
      <style:paragraph-properties fo:margin-top="0in" fo:margin-bottom="0in" style:contextual-spacing="false" fo:text-align="center" style:justify-single-word="false" fo:break-before="page"/>
      <style:text-properties style:font-name="Times New Roman" officeooo:paragraph-rsid="0014f99a"/>
    </style:style>
    <style:style style:name="P5" style:family="paragraph" style:parent-style-name="Обычный_20__28_веб_29_">
      <style:paragraph-properties fo:margin-top="0in" fo:margin-bottom="0in" style:contextual-spacing="false" fo:text-align="center" style:justify-single-word="false"/>
      <style:text-properties style:font-name="Times New Roman" fo:font-size="14pt" fo:font-weight="bold" officeooo:paragraph-rsid="0014f99a" style:font-size-asian="14pt" style:font-weight-asian="bold" style:font-size-complex="14pt"/>
    </style:style>
    <style:style style:name="P6" style:family="paragraph" style:parent-style-name="Обычный_20__28_веб_29_">
      <style:paragraph-properties fo:margin-top="0in" fo:margin-bottom="0in" style:contextual-spacing="false" fo:text-align="center" style:justify-single-word="false"/>
      <style:text-properties style:font-name="Times New Roman" fo:font-size="14pt" officeooo:paragraph-rsid="0014f99a" style:font-size-asian="14pt" style:font-size-complex="14pt"/>
    </style:style>
    <style:style style:name="P7" style:family="paragraph" style:parent-style-name="Обычный_20__28_веб_29_">
      <style:paragraph-properties fo:margin-top="0in" fo:margin-bottom="0in" style:contextual-spacing="false" fo:text-align="end" style:justify-single-word="false"/>
      <style:text-properties style:font-name="Times New Roman" fo:font-size="14pt" officeooo:paragraph-rsid="0014f99a" style:font-size-asian="14pt" style:font-size-complex="14pt"/>
    </style:style>
    <style:style style:name="P8" style:family="paragraph" style:parent-style-name="Обычный_20__28_веб_29_">
      <style:paragraph-properties fo:margin-top="0in" fo:margin-bottom="0in" style:contextual-spacing="false" fo:text-align="end" style:justify-single-word="false"/>
      <style:text-properties style:font-name="Times New Roman" officeooo:paragraph-rsid="0014f99a"/>
    </style:style>
    <style:style style:name="P9" style:family="paragraph" style:parent-style-name="Обычный_20__28_веб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Times New Roman" officeooo:paragraph-rsid="0014f99a"/>
    </style:style>
    <style:style style:name="P10" style:family="paragraph" style:parent-style-name="Обычный_20__28_веб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Times New Roman" fo:font-size="14pt" officeooo:paragraph-rsid="0014f99a" style:font-size-asian="14pt" style:font-size-complex="14pt"/>
    </style:style>
    <style:style style:name="P11" style:family="paragraph" style:parent-style-name="Обычный_20__28_веб_29_">
      <style:paragraph-properties fo:margin-left="0in" fo:margin-right="0in" fo:text-align="end" style:justify-single-word="false" fo:text-indent="1in" style:auto-text-indent="false"/>
      <style:text-properties style:font-name="Times New Roman" officeooo:paragraph-rsid="0014f99a"/>
    </style:style>
    <style:style style:name="P12" style:family="paragraph" style:parent-style-name="Обычный_20__28_веб_29_">
      <style:paragraph-properties fo:margin-left="0in" fo:margin-right="0in" fo:text-indent="1in" style:auto-text-indent="false"/>
      <style:text-properties style:font-name="Times New Roman" fo:font-size="14pt" fo:font-weight="bold" officeooo:paragraph-rsid="0014f99a" style:font-size-asian="14pt" style:font-weight-asian="bold" style:font-size-complex="14pt"/>
    </style:style>
    <style:style style:name="P13" style:family="paragraph" style:parent-style-name="Обычный_20__28_веб_29_">
      <style:paragraph-properties fo:margin-left="0in" fo:margin-right="0in" fo:text-align="end" style:justify-single-word="false" fo:text-indent="1in" style:auto-text-indent="false"/>
      <style:text-properties style:font-name="Times New Roman" fo:font-size="14pt" fo:font-weight="bold" officeooo:paragraph-rsid="0014f99a" style:font-size-asian="14pt" style:font-weight-asian="bold" style:font-size-complex="14pt"/>
    </style:style>
    <style:style style:name="P14" style:family="paragraph" style:parent-style-name="Обычный_20__28_веб_29_">
      <style:paragraph-properties fo:margin-left="0in" fo:margin-right="0in" fo:text-align="center" style:justify-single-word="false" fo:text-indent="1in" style:auto-text-indent="false"/>
      <style:text-properties style:font-name="Times New Roman" officeooo:paragraph-rsid="0014f99a"/>
    </style:style>
    <style:style style:name="P15" style:family="paragraph" style:parent-style-name="Обычный_20__28_веб_29_">
      <style:paragraph-properties fo:margin-left="0in" fo:margin-right="0in" fo:margin-top="0in" fo:margin-bottom="0in" style:contextual-spacing="false" fo:text-align="end" style:justify-single-word="false" fo:text-indent="1in" style:auto-text-indent="false"/>
      <style:text-properties style:font-name="Times New Roman" fo:font-size="14pt" officeooo:paragraph-rsid="0014f99a" style:font-size-asian="14pt" style:font-size-complex="14pt"/>
    </style:style>
    <style:style style:name="P16" style:family="paragraph" style:parent-style-name="Обычный_20__28_веб_29_">
      <style:paragraph-properties fo:margin-left="0in" fo:margin-right="0in" fo:margin-top="0in" fo:margin-bottom="0in" style:contextual-spacing="false" fo:text-align="end" style:justify-single-word="false" fo:text-indent="1in" style:auto-text-indent="false"/>
      <style:text-properties style:font-name="Times New Roman" officeooo:paragraph-rsid="0014f99a"/>
    </style:style>
    <style:style style:name="P17" style:family="paragraph" style:parent-style-name="Обычный_20__28_веб_29_">
      <style:paragraph-properties fo:margin-left="0in" fo:margin-right="0in" fo:margin-top="0in" fo:margin-bottom="0in" style:contextual-spacing="false" fo:text-indent="1in" style:auto-text-indent="false"/>
      <style:text-properties style:font-name="Times New Roman" officeooo:paragraph-rsid="0014f99a"/>
    </style:style>
    <style:style style:name="P18" style:family="paragraph" style:parent-style-name="Обычный_20__28_веб_29_">
      <style:paragraph-properties fo:margin-left="0in" fo:margin-right="0in" fo:margin-top="0in" fo:margin-bottom="0in" style:contextual-spacing="false" fo:text-indent="1in" style:auto-text-indent="false"/>
      <style:text-properties style:font-name="Times New Roman" officeooo:paragraph-rsid="0018169c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169c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officeooo:rsid="00163428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172154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1b136f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aa49a" style:font-weight-asian="bold" style:font-weight-complex="bold"/>
    </style:style>
    <style:style style:name="T12" style:family="text">
      <style:text-properties officeooo:rsid="0014f99a"/>
    </style:style>
    <style:style style:name="T13" style:family="text">
      <style:text-properties officeooo:rsid="0018169c"/>
    </style:style>
    <style:style style:name="T14" style:family="text">
      <style:text-properties officeooo:rsid="001aa49a"/>
    </style:style>
    <style:style style:name="T15" style:family="text">
      <style:text-properties officeooo:rsid="001c32f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Міністерство освіти і науки України</text:span></text:p>
      <text:p text:style-name="P5">Національний університет «Львівська політехніка»</text:p>
      <text:p text:style-name="P6"><text:span text:style-name="T10">Кафедра програмного забезпечення</text:span></text:p>
      <text:p text:style-name="P3"/>
      <text:p text:style-name="P9"><text:span text:style-name="T1">Звіт</text:span><text:span text:style-name="T2"><text:line-break/>про дослідницьку практику за темою магістерської кваліфікаційної роботи</text:span></text:p>
      <text:p text:style-name="P10"/>
      <text:p text:style-name="P6"/>
      <text:p text:style-name="P6"/>
      <text:p text:style-name="P7">студентки ІІ курсу групи <text:s/><text:span text:style-name="T12">ПЗСм-21</text:span></text:p>
      <text:p text:style-name="P7"><text:span text:style-name="T12">Павлюк Ольги Василівни</text:span><text:line-break/></text:p>
      <text:p text:style-name="P7"/>
      <text:p text:style-name="P8"><text:span text:style-name="T1">база практики___________</text:span><text:span text:style-name="T2">__________________________</text:span></text:p>
      <text:p text:style-name="P8"><text:span text:style-name="T1">___________</text:span><text:span text:style-name="T2">__________________________</text:span></text:p>
      <text:p text:style-name="P7"><text:s/>(назва <text:s/>підприємства)</text:p>
      <text:p text:style-name="P11"><text:span text:style-name="T1">термін практики</text:span><text:span text:style-name="T2"> <text:s/></text:span><text:span text:style-name="T4">з « <text:s/></text:span><text:span text:style-name="T5">10.</text:span><text:span text:style-name="T6">08.2015</text:span><text:span text:style-name="T4"> <text:s/>» до « <text:s text:c="4"/></text:span><text:span text:style-name="T7">20.09.2015</text:span><text:span text:style-name="T4"> <text:s text:c="5"/>»</text:span><text:span text:style-name="T2"><text:line-break/><text:line-break/></text:span></text:p>
      <text:p text:style-name="P12"><text:tab/> <text:s text:c="6"/>Керівники практики</text:p>
      <text:p text:style-name="P15">від кафедри _<text:span text:style-name="T13">доц. Левус Є.В._____________</text:span>____</text:p>
      <text:p text:style-name="P16"><text:span text:style-name="T2"><text:s/>(підпис) <text:s/>(посада, ПІП)</text:span></text:p>
      <text:p text:style-name="P15">від бази практики <text:span text:style-name="T11">ПОСАДА Кутельмах Р.К.</text:span>_____________</text:p>
      <text:p text:style-name="P15">(підпис, печатка) (посада, ПІП)<text:line-break/><text:line-break/></text:p>
      <text:p text:style-name="P15"/>
      <text:p text:style-name="P18"><text:span text:style-name="T1">Керівник магістерської </text:span><text:span text:style-name="T2">__________</text:span><text:span text:style-name="T3">ст. викл.</text:span><text:span text:style-name="T2">_</text:span><text:span text:style-name="T3">Кутельмах Р.К.</text:span><text:span text:style-name="T2">_____</text:span></text:p>
      <text:p text:style-name="P15">(підпис) <text:s/>(наук.ст., вч.звання, ПІП)</text:p>
      <text:p text:style-name="P17"><text:span text:style-name="T1">кваліфікаційної роботи</text:span><text:span text:style-name="T2"> <text:tab/><text:tab/><text:tab/><text:tab/><text:tab/></text:span></text:p>
      <text:p text:style-name="P13"/>
      <text:p text:style-name="P11"><text:span text:style-name="T1">Оцінка</text:span><text:span text:style-name="T2">______________</text:span><text:span text:style-name="T1">Дата_</text:span><text:span text:style-name="T2">_____________</text:span></text:p>
      <text:p text:style-name="P14"/>
      <text:p text:style-name="P14">Львів 201<text:span text:style-name="T15">5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"><text:a xlink:type="simple" xlink:href="#__RefHeading__110_1713783748" text:style-name="Index_20_Link" text:visited-style-name="Index_20_Link">опис місця практики (характер робіт, пов’язаних із застосуванням інформаційних технологій, структура підприємства, організація роботи в колективі);<text:tab/>3</text:a></text:p>
          <text:p text:style-name="P1"><text:a xlink:type="simple" xlink:href="#__RefHeading__112_1713783748" text:style-name="Index_20_Link" text:visited-style-name="Index_20_Link">завдання, отримане на базі практики;<text:tab/>3</text:a></text:p>
          <text:p text:style-name="P1"><text:a xlink:type="simple" xlink:href="#__RefHeading__114_1713783748" text:style-name="Index_20_Link" text:visited-style-name="Index_20_Link">результати виконання завдання на базі практики;<text:tab/>3</text:a></text:p>
          <text:p text:style-name="P1"><text:a xlink:type="simple" xlink:href="#__RefHeading__116_1713783748" text:style-name="Index_20_Link" text:visited-style-name="Index_20_Link">завдання для виконання магістерських досліджень (під час практики!!!!!! продовження КП);<text:tab/>3</text:a></text:p>
          <text:p text:style-name="P1"><text:a xlink:type="simple" xlink:href="#__RefHeading__118_1713783748" text:style-name="Index_20_Link" text:visited-style-name="Index_20_Link">результати виконання завдання магістерського дослідження, який, може, зокрема, включати:<text:tab/>3</text:a></text:p>
          <text:p text:style-name="P2"><text:a xlink:type="simple" xlink:href="#__RefHeading__120_1713783748" text:style-name="Index_20_Link" text:visited-style-name="Index_20_Link">обґрунтування доцільності використання обраних програмних технологій та засобів, призначених для реалізації методу розв’язування поставленої задачі;<text:tab/>3</text:a></text:p>
          <text:p text:style-name="P1"><text:a xlink:type="simple" xlink:href="#__RefHeading__122_1713783748" text:style-name="Index_20_Link" text:visited-style-name="Index_20_Link">результати проектування програмного забезпечення;<text:tab/>3</text:a></text:p>
          <text:p text:style-name="P1"><text:a xlink:type="simple" xlink:href="#__RefHeading__124_1713783748" text:style-name="Index_20_Link" text:visited-style-name="Index_20_Link">висновки про отримані під час дослідницької практики результати;<text:tab/>3</text:a></text:p>
          <text:p text:style-name="P1"><text:a xlink:type="simple" xlink:href="#__RefHeading__126_1713783748" text:style-name="Index_20_Link" text:visited-style-name="Index_20_Link">список опрацьованих інформаційних джерел;<text:tab/>3</text:a></text:p>
          <text:p text:style-name="P1"><text:a xlink:type="simple" xlink:href="#__RefHeading__128_1713783748" text:style-name="Index_20_Link" text:visited-style-name="Index_20_Link">додатки (ілюстративний матеріал, UML-діаграми, схематичні зображення, фрагменти текстів програм, приклади отриманих результатів тощо)<text:tab/>3</text:a></text:p>
        </text:index-body>
      </text:table-of-content>
      <text:h text:style-name="P19" text:outline-level="1"/>
      <text:h text:style-name="P20" text:outline-level="1"><text:bookmark-start text:name="__RefHeading__110_1713783748"/><text:span text:style-name="T2">опис місця практики (характер робіт, пов’язаних із застосуванням інформаційних технологій, структура підприємства, організація роботи в колективі);</text:span><text:bookmark-end text:name="__RefHeading__110_1713783748"/></text:h>
      <text:h text:style-name="Heading_20_1" text:outline-level="1"><text:bookmark-start text:name="__RefHeading__112_1713783748"/>завдання, отримане на базі практики;<text:bookmark-end text:name="__RefHeading__112_1713783748"/></text:h>
      <text:h text:style-name="Heading_20_1" text:outline-level="1"><text:bookmark-start text:name="__RefHeading__114_1713783748"/>результати виконання завдання на базі практики;<text:bookmark-end text:name="__RefHeading__114_1713783748"/></text:h>
      <text:h text:style-name="Heading_20_1" text:outline-level="1"><text:bookmark-start text:name="__RefHeading__116_1713783748"/><text:span text:style-name="T2">завдання для виконання магістерських досліджень (під час практики!!!!!! продовження КП);</text:span><text:bookmark-end text:name="__RefHeading__116_1713783748"/></text:h>
      <text:h text:style-name="Heading_20_1" text:outline-level="1"><text:bookmark-start text:name="__RefHeading__118_1713783748"/><text:span text:style-name="T2">результати виконання завдання магістерського дослідження, який, може, </text:span><text:span text:style-name="T4">зокрема</text:span><text:span text:style-name="T2">, включати:</text:span><text:bookmark-end text:name="__RefHeading__118_1713783748"/></text:h>
      <text:h text:style-name="Heading_20_2" text:outline-level="2"><text:bookmark-start text:name="__RefHeading__120_1713783748"/><text:span text:style-name="T2">обґрунтування доцільності використання <text:s/>обраних програмних технологій та засобів, призначених для реалізації методу розв’язування поставленої задачі;</text:span><text:bookmark-end text:name="__RefHeading__120_1713783748"/></text:h>
      <text:h text:style-name="Heading_20_1" text:outline-level="1"><text:bookmark-start text:name="__RefHeading__122_1713783748"/><text:span text:style-name="T2">результати <text:s/>проектування програмного забезпечення;</text:span><text:bookmark-end text:name="__RefHeading__122_1713783748"/></text:h>
      <text:h text:style-name="Heading_20_1" text:outline-level="1"><text:bookmark-start text:name="__RefHeading__124_1713783748"/>висновки про отримані під час дослідницької практики результати; <text:bookmark-end text:name="__RefHeading__124_1713783748"/></text:h>
      <text:h text:style-name="Heading_20_1" text:outline-level="1"><text:bookmark-start text:name="__RefHeading__126_1713783748"/>список опрацьованих інформаційних джерел;<text:bookmark-end text:name="__RefHeading__126_1713783748"/></text:h>
      <text:h text:style-name="Heading_20_1" text:outline-level="1"><text:bookmark-start text:name="__RefHeading__128_1713783748"/><text:span text:style-name="T2">додатки (ілюстративний матеріал, </text:span><text:span text:style-name="T8">UML</text:span><text:span text:style-name="T9">-</text:span><text:span text:style-name="T2">діаграми, схематичні зображення, фрагменти текстів програм, приклади отриманих результатів тощо)</text:span><text:bookmark-end text:name="__RefHeading__128_171378374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WW8Num1z0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Times New Roman1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4.2335in" fo:text-indent="-0.25in" fo:margin-left="4.233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4.7335in" fo:text-indent="-0.25in" fo:margin-left="4.733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2335in" fo:text-indent="-0.25in" fo:margin-left="5.233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5.7335in" fo:text-indent="-0.25in" fo:margin-left="5.7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00:03:35.548077310</meta:creation-date>
    <dc:date>2015-09-18T00:26:21.322149328</dc:date>
    <meta:editing-duration>PT19M43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3" meta:paragraph-count="41" meta:word-count="271" meta:character-count="2496" meta:non-whitespace-character-count="2226"/>
  </office:meta>
</office:document-meta>
</file>